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ＭＳ Ｐゴシック" svg:font-family="'ＭＳ Ｐゴシック'" style:font-family-generic="swiss"/>
    <style:font-face style:name="ＭＳ Ｐゴシック1" svg:font-family="'ＭＳ Ｐゴシック'" style:font-family-generic="modern"/>
  </office:font-face-decls>
  <office:automatic-styles>
    <style:style style:name="co1" style:family="table-column">
      <style:table-column-properties fo:break-before="auto" style:column-width="0.517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2.17cm" fo:break-before="auto" style:use-optimal-row-height="false"/>
    </style:style>
    <style:style style:name="ro5" style:family="table-row">
      <style:table-row-properties style:row-height="0.767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005cm" fo:break-before="auto" style:use-optimal-row-height="false"/>
    </style:style>
    <style:style style:name="ro8" style:family="table-row">
      <style:table-row-properties style:row-height="0.45cm" fo:break-before="page" style:use-optimal-row-height="true"/>
    </style:style>
    <style:style style:name="ta1" style:family="table" style:master-page-name="PageStyle_5f_レビュー前セルフチェック記録表_5f_Task._25cf__25cf_">
      <style:table-properties table:display="true" style:writing-mode="lr-tb"/>
    </style:style>
    <style:style style:name="ta2" style:family="table" style:master-page-name="PageStyle_5f_レビュー記録表_5f_Task._25cf__25cf_">
      <style:table-properties table:display="true" style:writing-mode="lr-tb"/>
    </style:style>
    <number:date-style style:name="N36" number:automatic-order="true">
      <number:year number:style="long"/>
      <number:text>/</number:text>
      <number:month number:style="long"/>
      <number:text>/</number:text>
      <number:day number:style="long"/>
    </number:date-style>
    <number:time-style style:name="N60">
      <number:hours/>
      <number:text>:</number:text>
      <number:minutes number:style="long"/>
    </number:time-style>
    <style:style style:name="ce1"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レビュー前セルフチェック記録表_Task.●●'.A41"/>
      <style:map style:condition="is-true-formula(AND(#ref!=&quot;対応不要&quot;;#ref!=&quot;OK&quot;))" style:apply-style-name="ConditionalStyle_5f_2" style:base-cell-address="'レビュー前セルフチェック記録表_Task.●●'.A41"/>
      <style:map style:condition="is-true-formula(AND(#ref!=&quot;完了&quot;;#ref!=&quot;OK&quot;))" style:apply-style-name="ConditionalStyle_5f_3" style:base-cell-address="'レビュー前セルフチェック記録表_Task.●●'.A41"/>
    </style:style>
    <style:style style:name="ce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レビュー前セルフチェック記録表_Task.●●'.A41"/>
      <style:map style:condition="is-true-formula(AND(#ref!=&quot;対応不要&quot;;#ref!=&quot;OK&quot;))" style:apply-style-name="ConditionalStyle_5f_2" style:base-cell-address="'レビュー前セルフチェック記録表_Task.●●'.A41"/>
      <style:map style:condition="is-true-formula(AND(#ref!=&quot;完了&quot;;#ref!=&quot;OK&quot;))" style:apply-style-name="ConditionalStyle_5f_3" style:base-cell-address="'レビュー前セルフチェック記録表_Task.●●'.A41"/>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1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1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7" style:base-cell-address="'レビュー前セルフチェック記録表_Task.●●'.C64"/>
      <style:map style:condition="is-true-formula(AND(#ref!=&quot;対応不要&quot;;#ref!=&quot;OK&quot;))" style:apply-style-name="ConditionalStyle_5f_8" style:base-cell-address="'レビュー前セルフチェック記録表_Task.●●'.C64"/>
      <style:map style:condition="is-true-formula(AND(#ref!=&quot;完了&quot;;#ref!=&quot;OK&quot;))" style:apply-style-name="ConditionalStyle_5f_9" style:base-cell-address="'レビュー前セルフチェック記録表_Task.●●'.C64"/>
    </style:style>
    <style:style style:name="ce1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1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14"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7" style:base-cell-address="'レビュー前セルフチェック記録表_Task.●●'.C64"/>
      <style:map style:condition="is-true-formula(AND(#ref!=&quot;対応不要&quot;;#ref!=&quot;OK&quot;))" style:apply-style-name="ConditionalStyle_5f_8" style:base-cell-address="'レビュー前セルフチェック記録表_Task.●●'.C64"/>
      <style:map style:condition="is-true-formula(AND(#ref!=&quot;完了&quot;;#ref!=&quot;OK&quot;))" style:apply-style-name="ConditionalStyle_5f_9" style:base-cell-address="'レビュー前セルフチェック記録表_Task.●●'.C64"/>
    </style:style>
    <style:style style:name="ce15"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8"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19" style:family="table-cell" style:parent-style-name="標準_5f_開発計画_5f_110720_5f_v11" style:data-style-name="N0">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20" style:family="table-cell" style:parent-style-name="Default"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data-style-name="N6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ND(#ref!=&quot;対応不要&quot;;#ref!=&quot;OK&quot;))" style:apply-style-name="ConditionalStyle_5f_13" style:base-cell-address="'レビュー前セルフチェック記録表_Task.●●'.A12"/>
    </style:style>
    <style:style style:name="ce23"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ND(#ref!=&quot;完了&quot;;#ref!=&quot;OK&quot;))" style:apply-style-name="ConditionalStyle_5f_6" style:base-cell-address="'レビュー前セルフチェック記録表_Task.●●'.A12"/>
    </style:style>
    <style:style style:name="ce2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0" style:base-cell-address="'レビュー前セルフチェック記録表_Task.●●'.C64"/>
      <style:map style:condition="is-true-formula(AND(#ref!=&quot;対応不要&quot;;#ref!=&quot;OK&quot;))" style:apply-style-name="ConditionalStyle_5f_11" style:base-cell-address="'レビュー前セルフチェック記録表_Task.●●'.C64"/>
      <style:map style:condition="is-true-formula(AND(#ref!=&quot;完了&quot;;#ref!=&quot;OK&quot;))" style:apply-style-name="ConditionalStyle_5f_12" style:base-cell-address="'レビュー前セルフチェック記録表_Task.●●'.C64"/>
    </style:style>
    <style:style style:name="ce2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2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7" style:base-cell-address="'レビュー前セルフチェック記録表_Task.●●'.C64"/>
      <style:map style:condition="is-true-formula(AND(#ref!=&quot;対応不要&quot;;#ref!=&quot;OK&quot;))" style:apply-style-name="ConditionalStyle_5f_8" style:base-cell-address="'レビュー前セルフチェック記録表_Task.●●'.C64"/>
      <style:map style:condition="is-true-formula(AND(#ref!=&quot;完了&quot;;#ref!=&quot;OK&quot;))" style:apply-style-name="ConditionalStyle_5f_9" style:base-cell-address="'レビュー前セルフチェック記録表_Task.●●'.C64"/>
    </style:style>
    <style:style style:name="ce3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A12"/>
      <style:map style:condition="is-true-formula(AND(#ref!=&quot;対応不要&quot;;#ref!=&quot;OK&quot;))" style:apply-style-name="ConditionalStyle_5f_5" style:base-cell-address="'レビュー前セルフチェック記録表_Task.●●'.A12"/>
    </style:style>
    <style:style style:name="ce3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7" style:base-cell-address="'レビュー前セルフチェック記録表_Task.●●'.C64"/>
      <style:map style:condition="is-true-formula(AND(#ref!=&quot;対応不要&quot;;#ref!=&quot;OK&quot;))" style:apply-style-name="ConditionalStyle_5f_8" style:base-cell-address="'レビュー前セルフチェック記録表_Task.●●'.C64"/>
      <style:map style:condition="is-true-formula(AND(#ref!=&quot;完了&quot;;#ref!=&quot;OK&quot;))" style:apply-style-name="ConditionalStyle_5f_9" style:base-cell-address="'レビュー前セルフチェック記録表_Task.●●'.C64"/>
    </style:style>
    <style:style style:name="ce32"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 style:family="table-cell" style:parent-style-name="標準_5f_開発計画_5f_110720_5f_v11"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4"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143">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8" style:family="table-cell" style:parent-style-name="標準_5f_開発計画_5f_110720_5f_v11"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0"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1"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2"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4"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4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1"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4" style:family="table-cell" style:parent-style-name="Default"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5" style:family="table-cell" style:parent-style-name="Default" style:data-style-name="N6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5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6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7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ce7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A10"/>
      <style:map style:condition="is-true-formula(AND([.$AV10]=&quot;対応不要&quot;;[.$AZ10]=&quot;OK&quot;))" style:apply-style-name="ConditionalStyle_5f_23" style:base-cell-address="'レビュー記録表_Task.●●'.A10"/>
      <style:map style:condition="is-true-formula(AND([.$AV10]=&quot;完了&quot;;[.$AZ10]=&quot;OK&quot;))" style:apply-style-name="ConditionalStyle_5f_24" style:base-cell-address="'レビュー記録表_Task.●●'.A10"/>
    </style:style>
    <style:style style:name="gr1" style:family="graphic">
      <style:graphic-properties draw:stroke="solid" svg:stroke-width="0cm" svg:stroke-color="#3465a4" draw:fill="solid" draw:fill-color="#729fcf" draw:textarea-vertical-align="top" draw:auto-grow-height="false" draw:fit-to-size="false" style:shrink-to-fit="false" fo:min-height="0cm" fo:min-width="0cm" fo:padding-top="0cm" fo:padding-bottom="0cm" fo:padding-left="0cm" fo:padding-right="0cm" fo:wrap-option="no-wrap"/>
      <style:paragraph-properties style:writing-mode="lr-tb" fo:margin-top="0cm" fo:margin-bottom="0cm" fo:line-height="100%" fo:text-align="start"/>
      <style:text-properties fo:font-size="18pt"/>
    </style:style>
    <style:style style:name="P1" style:family="paragraph">
      <style:paragraph-properties fo:margin-top="0cm" fo:margin-bottom="0cm" fo:line-height="100%" fo:text-align="start"/>
    </style:style>
    <style:style style:name="P2" style:family="paragraph">
      <loext:graphic-properties draw:fill="solid" draw:fill-color="#729fcf"/>
      <style:paragraph-properties fo:margin-top="0cm" fo:margin-bottom="0cm" fo:line-height="100%" fo:text-align="start"/>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fo:font-family="游明朝" fo:font-size="12pt" fo:letter-spacing="normal"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fo:font-family="游明朝"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text-position="0% 100%" fo:font-family="游明朝"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5" style:family="text">
      <style:text-properties fo:color="#000000"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OK&quot;;&quot;NG&quot;)" table:allow-empty-cell="true" table:display-list="unsorted" table:base-cell-address="'レビュー記録表_Task.●●'.AI8">
          <table:help-message table:display="true"/>
          <table:error-message table:message-type="stop" table:display="true"/>
        </table:content-validation>
        <table:content-validation table:name="val2" table:condition="of:cell-content-is-in-list(&quot;&quot;;&quot;OK&quot;;&quot;NG&quot;;&quot;不要&quot;)" table:allow-empty-cell="true" table:display-list="unsorted" table:base-cell-address="'レビュー記録表_Task.●●'.AJ12">
          <table:help-message table:display="true"/>
          <table:error-message table:message-type="stop" table:display="true"/>
        </table:content-validation>
        <table:content-validation table:name="val3" table:condition="of:cell-content-is-in-list(&quot;書面&quot;;&quot;対面&quot;)" table:allow-empty-cell="true" table:display-list="unsorted" table:base-cell-address="'レビュー記録表_Task.●●'.AU6">
          <table:help-message table:display="true"/>
          <table:error-message table:message-type="stop" table:display="true"/>
        </table:content-validation>
        <table:content-validation table:name="val4" table:condition="of:cell-content-is-in-list(&quot;書面&quot;;&quot;対面&quot;)" table:allow-empty-cell="true" table:display-list="unsorted" table:base-cell-address="'レビュー記録表_Task.●●'.AT6">
          <table:help-message table:display="true"/>
          <table:error-message table:message-type="stop" table:display="true"/>
        </table:content-validation>
        <table:content-validation table:name="val5" table:condition="of:cell-content-is-in-list(&quot;着手中&quot;;&quot;完了&quot;;&quot;対応不要&quot;)" table:allow-empty-cell="true" table:display-list="unsorted" table:base-cell-address="'レビュー記録表_Task.●●'.AV10">
          <table:help-message table:display="true"/>
          <table:error-message table:message-type="stop" table:display="true"/>
        </table:content-validation>
        <table:content-validation table:name="val6" table:condition="of:cell-content-is-in-list(&quot;要（書面）&quot;;&quot;要（対面）&quot;;&quot;不要&quot;)" table:allow-empty-cell="true" table:display-list="unsorted" table:base-cell-address="'レビュー記録表_Task.●●'.AY7">
          <table:help-message table:display="true"/>
          <table:error-message table:message-type="stop" table:display="true"/>
        </table:content-validation>
        <table:content-validation table:name="val7" table:condition="of:cell-content-is-in-list(&quot;&quot;;&quot;OK&quot;;&quot;NG&quot;)" table:allow-empty-cell="true" table:display-list="unsorted" table:base-cell-address="'レビュー記録表_Task.●●'.AZ10">
          <table:help-message table:display="true"/>
          <table:error-message table:message-type="stop" table:display="true"/>
        </table:content-validation>
      </table:content-validations>
      <table:table table:name="レビュー前セルフチェック記録表_Task.●●" table:style-name="ta1">
        <office:forms form:automatic-focus="false" form:apply-design-mode="false"/>
        <table:table-column table:style-name="co1" table:number-columns-repeated="16384" table:default-cell-style-name="Default"/>
        <table:table-row table:style-name="ro1">
          <table:table-cell table:number-columns-repeated="16384"/>
        </table:table-row>
        <table:table-row table:style-name="ro1">
          <table:table-cell table:style-name="ce1" office:value-type="string" calcext:value-type="string" table:number-columns-spanned="9" table:number-rows-spanned="1">
            <text:p>プロジェクト名</text:p>
          </table:table-cell>
          <table:covered-table-cell table:number-columns-repeated="8" table:style-name="ce1"/>
          <table:table-cell table:style-name="ce16" office:value-type="string" calcext:value-type="string" table:number-columns-spanned="8" table:number-rows-spanned="1">
            <text:p>システム名</text:p>
          </table:table-cell>
          <table:covered-table-cell table:number-columns-repeated="7" table:style-name="ce16"/>
          <table:table-cell table:style-name="ce18" office:value-type="string" calcext:value-type="string" table:number-columns-spanned="18" table:number-rows-spanned="1">
            <text:p>レビュー前セルフチェック表</text:p>
          </table:table-cell>
          <table:covered-table-cell table:number-columns-repeated="17" table:style-name="ce18"/>
          <table:table-cell table:style-name="ce23" office:value-type="string" calcext:value-type="string" table:number-columns-spanned="5" table:number-rows-spanned="1">
            <text:p>作成者</text:p>
          </table:table-cell>
          <table:covered-table-cell table:number-columns-repeated="4" table:style-name="ce23"/>
          <table:table-cell table:style-name="ce32" office:value-type="string" calcext:value-type="string" table:number-columns-spanned="5" table:number-rows-spanned="1">
            <text:p>作成日</text:p>
          </table:table-cell>
          <table:covered-table-cell table:number-columns-repeated="4" table:style-name="ce32"/>
          <table:table-cell table:style-name="ce32" office:value-type="string" calcext:value-type="string" table:number-columns-spanned="5" table:number-rows-spanned="1">
            <text:p>更新者</text:p>
          </table:table-cell>
          <table:covered-table-cell table:number-columns-repeated="4" table:style-name="ce32"/>
          <table:table-cell table:style-name="ce37" office:value-type="string" calcext:value-type="string" table:number-columns-spanned="5" table:number-rows-spanned="1">
            <text:p>更新日</text:p>
          </table:table-cell>
          <table:covered-table-cell table:number-columns-repeated="4" table:style-name="ce37"/>
          <table:table-cell table:number-columns-repeated="16329"/>
        </table:table-row>
        <table:table-row table:style-name="ro1">
          <table:table-cell table:style-name="ce2" office:value-type="string" calcext:value-type="string" table:number-columns-spanned="9" table:number-rows-spanned="2">
            <text:p>体験型Java研修</text:p>
          </table:table-cell>
          <table:covered-table-cell table:number-columns-repeated="8" table:style-name="ce2"/>
          <table:table-cell table:style-name="ce17" office:value-type="string" calcext:value-type="string" table:number-columns-spanned="8" table:number-rows-spanned="2">
            <text:p>LMS学習管理システム</text:p>
          </table:table-cell>
          <table:covered-table-cell table:number-columns-repeated="7" table:style-name="ce17"/>
          <table:table-cell table:style-name="ce19" table:formula="of:=[.E6]" office:value-type="string" office:string-value="単体テストエビデンス" calcext:value-type="string" table:number-columns-spanned="18" table:number-rows-spanned="2">
            <text:p>単体テストエビデンス</text:p>
          </table:table-cell>
          <table:covered-table-cell table:number-columns-repeated="17" table:style-name="ce19"/>
          <table:table-cell table:style-name="ce24" office:value-type="string" calcext:value-type="string" table:number-columns-spanned="5" table:number-rows-spanned="2">
            <text:p>佐藤</text:p>
          </table:table-cell>
          <table:covered-table-cell table:number-columns-repeated="4" table:style-name="ce24"/>
          <table:table-cell table:style-name="ce33" office:value-type="date" office:date-value="2025-10-16" calcext:value-type="date" table:number-columns-spanned="5" table:number-rows-spanned="2">
            <text:p>2025/10/16</text:p>
          </table:table-cell>
          <table:covered-table-cell table:number-columns-repeated="4" table:style-name="ce33"/>
          <table:table-cell table:style-name="ce34" office:value-type="string" calcext:value-type="string" table:number-columns-spanned="5" table:number-rows-spanned="2">
            <text:p>佐藤</text:p>
          </table:table-cell>
          <table:covered-table-cell table:number-columns-repeated="4" table:style-name="ce34"/>
          <table:table-cell table:style-name="ce38" office:value-type="date" office:date-value="2025-10-16" calcext:value-type="date" table:number-columns-spanned="5" table:number-rows-spanned="2">
            <text:p>2025/10/16</text:p>
          </table:table-cell>
          <table:covered-table-cell table:number-columns-repeated="4" table:style-name="ce38"/>
          <table:table-cell table:number-columns-repeated="16329"/>
        </table:table-row>
        <table:table-row table:style-name="ro1">
          <table:covered-table-cell table:number-columns-repeated="9" table:style-name="ce2"/>
          <table:covered-table-cell table:number-columns-repeated="8" table:style-name="ce17"/>
          <table:covered-table-cell table:number-columns-repeated="18" table:style-name="ce19"/>
          <table:covered-table-cell table:number-columns-repeated="5" table:style-name="ce24"/>
          <table:covered-table-cell table:number-columns-repeated="5" table:style-name="ce33"/>
          <table:covered-table-cell table:number-columns-repeated="5" table:style-name="ce34"/>
          <table:covered-table-cell table:number-columns-repeated="5" table:style-name="ce38"/>
          <table:table-cell table:number-columns-repeated="16329"/>
        </table:table-row>
        <table:table-row table:style-name="ro2">
          <table:table-cell table:number-columns-repeated="16384"/>
        </table:table-row>
        <table:table-row table:style-name="ro1">
          <table:table-cell table:style-name="ce3" office:value-type="string" calcext:value-type="string" table:number-columns-spanned="4" table:number-rows-spanned="3">
            <text:p>成果物</text:p>
          </table:table-cell>
          <table:covered-table-cell table:number-columns-repeated="3" table:style-name="ce3"/>
          <table:table-cell table:style-name="ce15" office:value-type="string" calcext:value-type="string" table:number-columns-spanned="10" table:number-rows-spanned="3">
            <text:p>単体テストエビデンス</text:p>
          </table:table-cell>
          <table:covered-table-cell table:number-columns-repeated="9" table:style-name="ce15"/>
          <table:table-cell table:style-name="ce3" office:value-type="string" calcext:value-type="string" table:number-columns-spanned="4" table:number-rows-spanned="3">
            <text:p>機能名</text:p>
          </table:table-cell>
          <table:covered-table-cell table:number-columns-repeated="3" table:style-name="ce3"/>
          <table:table-cell table:style-name="ce15" office:value-type="string" calcext:value-type="string" table:number-columns-spanned="10" table:number-rows-spanned="3">
            <text:p>Task.29 勤怠情報直接変更画面の新規作成</text:p>
          </table:table-cell>
          <table:covered-table-cell table:number-columns-repeated="9" table:style-name="ce15"/>
          <table:table-cell table:style-name="ce3" office:value-type="string" calcext:value-type="string" table:number-columns-spanned="6" table:number-rows-spanned="1">
            <text:p>確認日時</text:p>
          </table:table-cell>
          <table:covered-table-cell table:number-columns-repeated="5" table:style-name="ce3"/>
          <table:table-cell table:style-name="ce20" office:value-type="date" office:date-value="2025-10-16" calcext:value-type="date" table:number-columns-spanned="5" table:number-rows-spanned="1">
            <text:p>2025/10/16</text:p>
          </table:table-cell>
          <table:covered-table-cell table:number-columns-repeated="4" table:style-name="ce20"/>
          <table:table-cell table:style-name="ce3" office:value-type="string" calcext:value-type="string" table:number-columns-spanned="6" table:number-rows-spanned="1">
            <text:p>確認日(TL)</text:p>
          </table:table-cell>
          <table:covered-table-cell table:number-columns-repeated="5" table:style-name="ce3"/>
          <table:table-cell table:style-name="ce35" table:number-columns-spanned="5" table:number-rows-spanned="1"/>
          <table:covered-table-cell table:number-columns-repeated="4" table:style-name="ce35" table:content-validation-name="val3"/>
          <table:table-cell table:number-columns-repeated="16334"/>
        </table:table-row>
        <table:table-row table:style-name="ro1">
          <table:covered-table-cell table:number-columns-repeated="4" table:style-name="ce3"/>
          <table:covered-table-cell table:number-columns-repeated="10" table:style-name="ce15"/>
          <table:covered-table-cell table:number-columns-repeated="4" table:style-name="ce3"/>
          <table:covered-table-cell table:number-columns-repeated="10" table:style-name="ce15"/>
          <table:table-cell table:style-name="ce3" office:value-type="string" calcext:value-type="string" table:number-columns-spanned="6" table:number-rows-spanned="1">
            <text:p>確認者</text:p>
          </table:table-cell>
          <table:covered-table-cell table:number-columns-repeated="5" table:style-name="ce3"/>
          <table:table-cell table:style-name="ce21" office:value-type="string" calcext:value-type="string" table:number-columns-spanned="5" table:number-rows-spanned="1">
            <text:p>佐藤</text:p>
          </table:table-cell>
          <table:covered-table-cell table:number-columns-repeated="4" table:style-name="ce21"/>
          <table:table-cell table:style-name="ce3" office:value-type="string" calcext:value-type="string" table:number-columns-spanned="6" table:number-rows-spanned="1">
            <text:p>確認者(TL)</text:p>
          </table:table-cell>
          <table:covered-table-cell table:number-columns-repeated="5" table:style-name="ce3"/>
          <table:table-cell table:style-name="ce21" table:number-columns-spanned="5" table:number-rows-spanned="1"/>
          <table:covered-table-cell table:number-columns-repeated="4" table:style-name="ce21"/>
          <table:table-cell table:number-columns-repeated="16334"/>
        </table:table-row>
        <table:table-row table:style-name="ro1">
          <table:covered-table-cell table:number-columns-repeated="4" table:style-name="ce3"/>
          <table:covered-table-cell table:number-columns-repeated="10" table:style-name="ce15"/>
          <table:covered-table-cell table:number-columns-repeated="4" table:style-name="ce3"/>
          <table:covered-table-cell table:number-columns-repeated="10" table:style-name="ce15"/>
          <table:table-cell table:style-name="ce3" office:value-type="string" calcext:value-type="string" table:number-columns-spanned="6" table:number-rows-spanned="1">
            <text:p>判定</text:p>
          </table:table-cell>
          <table:covered-table-cell table:number-columns-repeated="5" table:style-name="ce3"/>
          <table:table-cell table:style-name="ce22" table:content-validation-name="val1" office:value-type="string" calcext:value-type="string" table:number-columns-spanned="5" table:number-rows-spanned="1">
            <text:p>OK</text:p>
          </table:table-cell>
          <table:covered-table-cell table:number-columns-repeated="4" table:style-name="ce25"/>
          <table:table-cell table:style-name="ce3" office:value-type="string" calcext:value-type="string" table:number-columns-spanned="6" table:number-rows-spanned="1">
            <text:p>判定</text:p>
          </table:table-cell>
          <table:covered-table-cell table:number-columns-repeated="5" table:style-name="ce3"/>
          <table:table-cell table:style-name="ce22" table:content-validation-name="val1" table:number-columns-spanned="5" table:number-rows-spanned="1"/>
          <table:covered-table-cell table:number-columns-repeated="4" table:style-name="ce25"/>
          <table:table-cell table:number-columns-repeated="16334"/>
        </table:table-row>
        <table:table-row table:style-name="ro2">
          <table:table-cell table:number-columns-repeated="16384"/>
        </table:table-row>
        <table:table-row table:style-name="ro2">
          <table:table-cell table:style-name="ce4" office:value-type="string" calcext:value-type="string" table:number-columns-spanned="55" table:number-rows-spanned="1">
            <text:p>分類：全体</text:p>
          </table:table-cell>
          <table:covered-table-cell table:number-columns-repeated="54" table:style-name="ce4"/>
          <table:table-cell table:number-columns-repeated="16329"/>
        </table:table-row>
        <table:table-row table:style-name="ro2">
          <table:table-cell table:style-name="ce3" office:value-type="string" calcext:value-type="string" table:number-columns-spanned="2" table:number-rows-spanned="1">
            <text:p>No</text:p>
          </table:table-cell>
          <table:covered-table-cell table:style-name="ce3"/>
          <table:table-cell table:style-name="ce3" office:value-type="string" calcext:value-type="string" table:number-columns-spanned="33" table:number-rows-spanned="1">
            <text:p>確認内容</text:p>
          </table:table-cell>
          <table:covered-table-cell table:number-columns-repeated="32" table:style-name="ce3"/>
          <table:table-cell table:style-name="ce3" office:value-type="string" calcext:value-type="string" table:number-columns-spanned="4" table:number-rows-spanned="1">
            <text:p>確認</text:p>
          </table:table-cell>
          <table:covered-table-cell table:number-columns-repeated="3" table:style-name="ce3"/>
          <table:table-cell table:style-name="ce3" office:value-type="string" calcext:value-type="string" table:number-columns-spanned="16" table:number-rows-spanned="1">
            <text:p>備考</text:p>
          </table:table-cell>
          <table:covered-table-cell table:number-columns-repeated="15" table:style-name="ce3"/>
          <table:table-cell table:number-columns-repeated="3"/>
          <table:table-cell>
            <draw:custom-shape draw:z-index="0" draw:name="シェイプ 1" draw:style-name="gr1" draw:text-style-name="P2" svg:width="20.999cm" svg:height="7.16cm" svg:x="0.212cm" svg:y="0.356cm">
              <text:p text:style-name="P1"><text:span text:style-name="T1">【レビュー前セルフチェック記録表】</text:span></text:p>
              <text:p text:style-name="P1"><text:span text:style-name="T2">※</text:span><text:span text:style-name="T2">レビュー前セルフチェックの内容は、レビューを依頼する成果物として</text:span></text:p>
              <text:p text:style-name="P1"><text:span text:style-name="T2">　必要最低限出来ていないといけない内容です。</text:span><text:span text:style-name="T3"><text:line-break/></text:span><text:span text:style-name="T2">※技術力あるなしに関わらず誰でもチェックできる内容です。</text:span></text:p>
              <text:p text:style-name="P1"><text:span text:style-name="T2">※</text:span><text:span text:style-name="T2">セルフチェック</text:span><text:span text:style-name="T2">(</text:span><text:span text:style-name="T2">記載されていることの確認</text:span><text:span text:style-name="T2">)</text:span><text:span text:style-name="T2">すらできていないものは成果物の中身は見てもらえません。</text:span></text:p>
              <text:p text:style-name="P1"><text:span text:style-name="T2">※</text:span><text:span text:style-name="T2">技術者、社会人として必要最低限求められる内容ですので、</text:span></text:p>
              <text:p text:style-name="P1"><text:span text:style-name="T2">　きちんとチェックした上でレビュー依頼を行ってください。</text:span><text:span text:style-name="T3"><text:line-break/></text:span><text:span text:style-name="T2"> </text:span></text:p>
              <text:p text:style-name="P1"><text:span text:style-name="T2"><text:s/></text:span><text:span text:style-name="T2">記入箇所：作成者、作成日、画面名、機能名、</text:span></text:p>
              <text:p text:style-name="P1"><text:span text:style-name="T2">　　　　　確認日時、確認者、確認、判定、シート名を記載すること。</text:span></text:p>
              <text:p text:style-name="P1"><text:span text:style-name="T2"><text:s/></text:span></text:p>
              <text:p text:style-name="P1"><text:span text:style-name="T2">▼</text:span><text:span text:style-name="T2">確認欄</text:span><text:span text:style-name="T3"><text:line-break/></text:span><text:span text:style-name="T2">・レビュー提出前に必ず確認し、成果物に対して対応できていれば、確認欄に</text:span><text:span text:style-name="T2">OK</text:span><text:span text:style-name="T2">と入力。</text:span></text:p>
              <text:p text:style-name="P1"><text:span text:style-name="T2">・成果物として対象外のものは確認欄に対象外と入力。</text:span><text:span text:style-name="T3"><text:line-break/></text:span><text:span text:style-name="T2"> </text:span></text:p>
              <text:p text:style-name="P1"><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25"/>
        </table:table-row>
        <table:table-row table:style-name="ro3">
          <table:table-cell table:style-name="ce5" table:formula="of:=ROW()-11" office:value-type="float" office:value="1" calcext:value-type="float" table:number-columns-spanned="2" table:number-rows-spanned="1">
            <text:p>1</text:p>
          </table:table-cell>
          <table:covered-table-cell table:style-name="ce7"/>
          <table:table-cell table:style-name="ce9" office:value-type="string" calcext:value-type="string" table:number-columns-spanned="33" table:number-rows-spanned="1">
            <text:p>全シート、カーソルをA1セルに置くこと</text:p>
          </table:table-cell>
          <table:covered-table-cell table:number-columns-repeated="32" table:style-name="ce12"/>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表紙のシートで保存を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全シート、表示倍率は100%に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全シート、ヘッダー部分が文字化けしていないこと（#NAME?になっていない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5" calcext:value-type="float" table:number-columns-spanned="2" table:number-rows-spanned="1">
            <text:p>5</text:p>
          </table:table-cell>
          <table:covered-table-cell table:style-name="ce7"/>
          <table:table-cell table:style-name="ce10" office:value-type="string" calcext:value-type="string" table:number-columns-spanned="33" table:number-rows-spanned="1">
            <text:p>全シート、ヘッダー部分が外部ファイルを参照していない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6" calcext:value-type="float" table:number-columns-spanned="2" table:number-rows-spanned="1">
            <text:p>6</text:p>
          </table:table-cell>
          <table:covered-table-cell table:style-name="ce7"/>
          <table:table-cell table:style-name="ce10" office:value-type="string" calcext:value-type="string" table:number-columns-spanned="33" table:number-rows-spanned="1">
            <text:p>文字フォントが一律、MSPゴシックとなっ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4">
          <table:table-cell table:style-name="ce5" table:formula="of:=ROW()-11" office:value-type="float" office:value="7" calcext:value-type="float" table:number-columns-spanned="2" table:number-rows-spanned="1">
            <text:p>7</text:p>
          </table:table-cell>
          <table:covered-table-cell table:style-name="ce7"/>
          <table:table-cell table:style-name="ce10" office:value-type="string" calcext:value-type="string" table:number-columns-spanned="33" table:number-rows-spanned="1">
            <text:p><text:span text:style-name="T4">下記シート以外のシートが存在しないこと。※下記シートは作成すること</text:span></text:p>
            <text:p><text:span text:style-name="T4">・表紙</text:span></text:p>
            <text:p><text:span text:style-name="T4">・更新履歴</text:span></text:p>
            <text:p><text:span text:style-name="T4">・画面詳細</text:span></text:p>
            <text:p><text:span text:style-name="T5">・イベント処理</text:span></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8" calcext:value-type="float" table:number-columns-spanned="2" table:number-rows-spanned="1">
            <text:p>8</text:p>
          </table:table-cell>
          <table:covered-table-cell table:style-name="ce7"/>
          <table:table-cell table:style-name="ce10" office:value-type="string" calcext:value-type="string" table:number-columns-spanned="33" table:number-rows-spanned="1">
            <text:p>不要な書式（塗りつぶし）や過分な行は削除すること。不要な行は削除し、印刷範囲を狭め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9" calcext:value-type="float" table:number-columns-spanned="2" table:number-rows-spanned="1">
            <text:p>9</text:p>
          </table:table-cell>
          <table:covered-table-cell table:style-name="ce7"/>
          <table:table-cell table:style-name="ce10" office:value-type="string" calcext:value-type="string" table:number-columns-spanned="33" table:number-rows-spanned="1">
            <text:p>修正箇所の文字色を赤色に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ROW()-11" office:value-type="float" office:value="10" calcext:value-type="float" table:number-columns-spanned="2" table:number-rows-spanned="1">
            <text:p>10</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表紙</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表紙の作成者に、新規作成者の名前を記載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23]+1" office:value-type="float" office:value="2" calcext:value-type="float" table:number-columns-spanned="2" table:number-rows-spanned="1">
            <text:p>2</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更新履歴</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バージョンを記載すること　※レビュー完成時にv1.0。その後、修正するごとに0.1あげていく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26]+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章番号を記載すること　※番号となっているが、修正したシート名</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27]+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更新内容を記載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28]+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作成者／更新者を記載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5">
          <table:table-cell table:style-name="ce5" table:formula="of:=[.A29]+1" office:value-type="float" office:value="5" calcext:value-type="float" table:number-columns-spanned="2" table:number-rows-spanned="1">
            <text:p>5</text:p>
          </table:table-cell>
          <table:covered-table-cell table:style-name="ce7"/>
          <table:table-cell table:style-name="ce10" office:value-type="string" calcext:value-type="string" table:number-columns-spanned="33" table:number-rows-spanned="1">
            <text:p>内容欄に、修正対応を行ったTaskNoを記載していること</text:p>
            <text:p>(例)Task.999：○○○ボタンを新規で追加</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30]+1" office:value-type="float" office:value="6" calcext:value-type="float" table:number-columns-spanned="2" table:number-rows-spanned="1">
            <text:p>6</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画面詳細（画面イメージ）</text:p>
          </table:table-cell>
          <table:covered-table-cell table:number-columns-repeated="54" table:style-name="ce4"/>
          <table:table-cell table:number-columns-repeated="16329"/>
        </table:table-row>
        <table:table-row table:style-name="ro1">
          <table:table-cell table:style-name="ce5" office:value-type="float" office:value="1" calcext:value-type="float" table:number-columns-spanned="2" table:number-rows-spanned="1">
            <text:p>1</text:p>
          </table:table-cell>
          <table:covered-table-cell table:style-name="ce7"/>
          <table:table-cell table:style-name="ce9" office:value-type="string" calcext:value-type="string" table:number-columns-spanned="33" table:number-rows-spanned="1">
            <text:p>シート名は画面詳細（画面イメージ）であること</text:p>
          </table:table-cell>
          <table:covered-table-cell table:number-columns-repeated="32" table:style-name="ce12"/>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33]+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テスト仕様書のNoを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34]+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table:formula="of:=[.A35]+1" office:value-type="float" office:value="4" calcext:value-type="float" table:number-columns-spanned="2" table:number-rows-spanned="1">
            <text:p>4</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画面詳細（画面表示項目）</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9" office:value-type="string" calcext:value-type="string" table:number-columns-spanned="33" table:number-rows-spanned="1">
            <text:p>シート名は画面詳細（画面表示項目）であること</text:p>
          </table:table-cell>
          <table:covered-table-cell table:number-columns-repeated="32" table:style-name="ce12"/>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38]+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テスト仕様書のNoを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table:formula="of:=[.A39]+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6" table:formula="of:=[.A40]+1" office:value-type="float" office:value="4" calcext:value-type="float" table:number-columns-spanned="2" table:number-rows-spanned="1">
            <text:p>4</text:p>
          </table:table-cell>
          <table:covered-table-cell table:style-name="ce8"/>
          <table:table-cell table:style-name="ce9" table:number-columns-spanned="33" table:number-rows-spanned="1"/>
          <table:covered-table-cell table:number-columns-repeated="32" table:style-name="ce12"/>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画面詳細（入力パラメータ）</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9" office:value-type="string" calcext:value-type="string" table:number-columns-spanned="33" table:number-rows-spanned="1">
            <text:p>シート名は画面詳細（入力パラメータ）であること</text:p>
          </table:table-cell>
          <table:covered-table-cell table:number-columns-repeated="32" table:style-name="ce12"/>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table:formula="of:=[.A43]+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テスト仕様書のNoを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44]+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45]+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イベント実行前後の画面スクリーンショットを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table:formula="of:=[.A46]+1" office:value-type="float" office:value="5" calcext:value-type="float" table:number-columns-spanned="2" table:number-rows-spanned="1">
            <text:p>5</text:p>
          </table:table-cell>
          <table:covered-table-cell table:style-name="ce7"/>
          <table:table-cell table:style-name="ce10" office:value-type="string" calcext:value-type="string" table:number-columns-spanned="33" table:number-rows-spanned="1">
            <text:p>入力値など、画面スクリーンショットだけではわからないものについては吹き出しで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table:formula="of:=[.A47]+1" office:value-type="float" office:value="6" calcext:value-type="float" table:number-columns-spanned="2" table:number-rows-spanned="1">
            <text:p>6</text:p>
          </table:table-cell>
          <table:covered-table-cell table:style-name="ce7"/>
          <table:table-cell table:style-name="ce9" table:number-columns-spanned="33" table:number-rows-spanned="1"/>
          <table:covered-table-cell table:number-columns-repeated="32" table:style-name="ce12"/>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イベント処理</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シート名はイベント処理であること（イベントごとにシートを分ける場合はシート名にテスト仕様書のNoを付ける）</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0]+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テスト仕様書のNoを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1]+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イベント実行前後の画面スクリーンショットを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2]+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入力値など、画面スクリーンショットだけではわからないものについては吹き出しで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3]+1" office:value-type="float" office:value="5" calcext:value-type="float" table:number-columns-spanned="2" table:number-rows-spanned="1">
            <text:p>5</text:p>
          </table:table-cell>
          <table:covered-table-cell table:style-name="ce7"/>
          <table:table-cell table:style-name="ce9" office:value-type="string" calcext:value-type="string" table:number-columns-spanned="33" table:number-rows-spanned="1">
            <text:p>イベント実行時に押下したボタンやリンクを赤枠で囲っていること</text:p>
          </table:table-cell>
          <table:covered-table-cell table:number-columns-repeated="32" table:style-name="ce12"/>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table:formula="of:=[.A54]+1" office:value-type="float" office:value="6" calcext:value-type="float" table:number-columns-spanned="2" table:number-rows-spanned="1">
            <text:p>6</text:p>
          </table:table-cell>
          <table:covered-table-cell table:style-name="ce7"/>
          <table:table-cell table:style-name="ce9" table:number-columns-spanned="33" table:number-rows-spanned="1"/>
          <table:covered-table-cell table:number-columns-repeated="32" table:style-name="ce12"/>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試験データ</text:p>
          </table:table-cell>
          <table:covered-table-cell table:number-columns-repeated="54" table:style-name="ce4"/>
          <table:table-cell table:number-columns-repeated="16329"/>
        </table:table-row>
        <table:table-row table:style-name="ro3">
          <table:table-cell table:style-name="ce5"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シート名は試験データであること（イベントごとにシートを分ける場合はシート名にテスト仕様書のNoを付ける）</text:p>
          </table:table-cell>
          <table:covered-table-cell table:number-columns-repeated="32" table:style-name="ce13"/>
          <table:table-cell table:style-name="ce26" table:content-validation-name="val2" office:value-type="string" calcext:value-type="string" table:number-columns-spanned="4" table:number-rows-spanned="1">
            <text:p>不要</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7]+1" office:value-type="float" office:value="2" calcext:value-type="float" table:number-columns-spanned="2" table:number-rows-spanned="1">
            <text:p>2</text:p>
          </table:table-cell>
          <table:covered-table-cell table:style-name="ce7"/>
          <table:table-cell table:style-name="ce10" office:value-type="string" calcext:value-type="string" table:number-columns-spanned="33" table:number-rows-spanned="1">
            <text:p>テスト仕様書のNoを記載していること</text:p>
          </table:table-cell>
          <table:covered-table-cell table:number-columns-repeated="32" table:style-name="ce13"/>
          <table:table-cell table:style-name="ce26" table:content-validation-name="val2" office:value-type="string" calcext:value-type="string" table:number-columns-spanned="4" table:number-rows-spanned="1">
            <text:p>不要</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8]+1"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テーブル名、カラム名が記載されていること</text:p>
          </table:table-cell>
          <table:covered-table-cell table:number-columns-repeated="32" table:style-name="ce13"/>
          <table:table-cell table:style-name="ce26" table:content-validation-name="val2" office:value-type="string" calcext:value-type="string" table:number-columns-spanned="4" table:number-rows-spanned="1">
            <text:p>不要</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59]+1" office:value-type="float" office:value="4" calcext:value-type="float" table:number-columns-spanned="2" table:number-rows-spanned="1">
            <text:p>4</text:p>
          </table:table-cell>
          <table:covered-table-cell table:style-name="ce7"/>
          <table:table-cell table:style-name="ce10" office:value-type="string" calcext:value-type="string" table:number-columns-spanned="33" table:number-rows-spanned="1">
            <text:p>イベント実行前後でDBの値を取得していること</text:p>
          </table:table-cell>
          <table:covered-table-cell table:number-columns-repeated="32" table:style-name="ce13"/>
          <table:table-cell table:style-name="ce26" table:content-validation-name="val2" office:value-type="string" calcext:value-type="string" table:number-columns-spanned="4" table:number-rows-spanned="1">
            <text:p>不要</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6">
          <table:table-cell table:style-name="ce5" table:formula="of:=[.A60]+1" office:value-type="float" office:value="5" calcext:value-type="float" table:number-columns-spanned="2" table:number-rows-spanned="1">
            <text:p>5</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2">
          <table:table-cell table:style-name="ce4" office:value-type="string" calcext:value-type="string" table:number-columns-spanned="55" table:number-rows-spanned="1">
            <text:p>分類：レビュー依頼準備</text:p>
          </table:table-cell>
          <table:covered-table-cell table:number-columns-repeated="54" table:style-name="ce4"/>
          <table:table-cell table:number-columns-repeated="16329"/>
        </table:table-row>
        <table:table-row table:style-name="ro7">
          <table:table-cell table:style-name="ce5" office:value-type="float" office:value="1" calcext:value-type="float" table:number-columns-spanned="2" table:number-rows-spanned="1">
            <text:p>1</text:p>
          </table:table-cell>
          <table:covered-table-cell table:style-name="ce7"/>
          <table:table-cell table:style-name="ce10" office:value-type="string" calcext:value-type="string" table:number-columns-spanned="33" table:number-rows-spanned="1">
            <text:p>上記ファイルのレビュー記録表（テンプレート）シート内の作成者、作成日、成果物、機能名を記入すること</text:p>
            <text:p>※レビュー日、レビュー形式などは未記入でよい</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1">
          <table:table-cell table:style-name="ce5" office:value-type="float" office:value="2" calcext:value-type="float" table:number-columns-spanned="2" table:number-rows-spanned="1">
            <text:p>2</text:p>
          </table:table-cell>
          <table:covered-table-cell table:style-name="ce7"/>
          <table:table-cell table:style-name="ce11" office:value-type="string" calcext:value-type="string" table:number-columns-spanned="33" table:number-rows-spanned="1">
            <text:p>上記ファイルのレビュー記録票（テンプレート）シート名にタスクNoが記載されていること</text:p>
          </table:table-cell>
          <table:covered-table-cell table:number-columns-repeated="32" table:style-name="ce14"/>
          <table:table-cell table:style-name="ce27" table:content-validation-name="val2" office:value-type="string" calcext:value-type="string" table:number-columns-spanned="4" table:number-rows-spanned="1">
            <text:p>OK</text:p>
          </table:table-cell>
          <table:covered-table-cell table:number-columns-repeated="3" table:style-name="ce29"/>
          <table:table-cell table:style-name="ce31" table:number-columns-spanned="16" table:number-rows-spanned="1"/>
          <table:covered-table-cell table:number-columns-repeated="7" table:style-name="ce14"/>
          <table:covered-table-cell table:number-columns-repeated="8" table:style-name="ce36"/>
          <table:table-cell table:number-columns-repeated="16329"/>
        </table:table-row>
        <table:table-row table:style-name="ro1">
          <table:table-cell table:style-name="ce5" office:value-type="float" office:value="3" calcext:value-type="float" table:number-columns-spanned="2" table:number-rows-spanned="1">
            <text:p>3</text:p>
          </table:table-cell>
          <table:covered-table-cell table:style-name="ce7"/>
          <table:table-cell table:style-name="ce10" office:value-type="string" calcext:value-type="string" table:number-columns-spanned="33" table:number-rows-spanned="1">
            <text:p>上記修正後、ファイルをgitへcommit&amp;pushすること</text:p>
          </table:table-cell>
          <table:covered-table-cell table:number-columns-repeated="32" table:style-name="ce13"/>
          <table:table-cell table:style-name="ce26" table:content-validation-name="val2" office:value-type="string" calcext:value-type="string" table:number-columns-spanned="4" table:number-rows-spanned="1">
            <text:p>OK</text:p>
          </table:table-cell>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3">
          <table:table-cell table:style-name="ce5" office:value-type="float" office:value="4" calcext:value-type="float" table:number-columns-spanned="2" table:number-rows-spanned="1">
            <text:p>4</text:p>
          </table:table-cell>
          <table:covered-table-cell table:style-name="ce7"/>
          <table:table-cell table:style-name="ce10" table:number-columns-spanned="33" table:number-rows-spanned="1"/>
          <table:covered-table-cell table:number-columns-repeated="32" table:style-name="ce13"/>
          <table:table-cell table:style-name="ce26" table:content-validation-name="val2" table:number-columns-spanned="4" table:number-rows-spanned="1"/>
          <table:covered-table-cell table:number-columns-repeated="3" table:style-name="ce28"/>
          <table:table-cell table:style-name="ce30" table:number-columns-spanned="16" table:number-rows-spanned="1"/>
          <table:covered-table-cell table:number-columns-repeated="7" table:style-name="ce13"/>
          <table:covered-table-cell table:number-columns-repeated="8" table:style-name="ce36"/>
          <table:table-cell table:number-columns-repeated="16329"/>
        </table:table-row>
        <table:table-row table:style-name="ro8">
          <table:table-cell table:number-columns-repeated="16384"/>
        </table:table-row>
        <table:table-row table:style-name="ro2" table:number-rows-repeated="1048508">
          <table:table-cell table:number-columns-repeated="16384"/>
        </table:table-row>
        <table:table-row table:style-name="ro2">
          <table:table-cell table:number-columns-repeated="16384"/>
        </table:table-row>
        <table:named-expressions>
          <table:named-expression table:name="_xlnm.Print_Area" table:base-cell-address="$'レビュー前セルフチェック記録表_Task.●●'.$A$1" table:expression="レビュー前セルフチェック記録表_task.●●!$A$1:$BD$66"/>
        </table:named-expressions>
        <calcext:conditional-formats>
          <calcext:conditional-format calcext:target-range-address="'レビュー前セルフチェック記録表_Task.●●'.A41:'レビュー前セルフチェック記録表_Task.●●'.B41">
            <calcext:condition calcext:apply-style-name="ConditionalStyle_1" calcext:value="formula-is(#ref!=&quot;NG&quot;)" calcext:base-cell-address="'レビュー前セルフチェック記録表_Task.●●'.A41"/>
            <calcext:condition calcext:apply-style-name="ConditionalStyle_2" calcext:value="formula-is(AND(#ref!=&quot;対応不要&quot;;#ref!=&quot;OK&quot;))" calcext:base-cell-address="'レビュー前セルフチェック記録表_Task.●●'.A41"/>
            <calcext:condition calcext:apply-style-name="ConditionalStyle_3" calcext:value="formula-is(AND(#ref!=&quot;完了&quot;;#ref!=&quot;OK&quot;))" calcext:base-cell-address="'レビュー前セルフチェック記録表_Task.●●'.A41"/>
          </calcext:conditional-format>
          <calcext:conditional-format calcext:target-range-address="'レビュー前セルフチェック記録表_Task.●●'.A12:'レビュー前セルフチェック記録表_Task.●●'.AI21 'レビュー前セルフチェック記録表_Task.●●'.AK12:'レビュー前セルフチェック記録表_Task.●●'.AU21 'レビュー前セルフチェック記録表_Task.●●'.A23:'レビュー前セルフチェック記録表_Task.●●'.AI24 'レビュー前セルフチェック記録表_Task.●●'.AK23:'レビュー前セルフチェック記録表_Task.●●'.AU24 'レビュー前セルフチェック記録表_Task.●●'.A26:'レビュー前セルフチェック記録表_Task.●●'.AI31 'レビュー前セルフチェック記録表_Task.●●'.AK26:'レビュー前セルフチェック記録表_Task.●●'.AU31 'レビュー前セルフチェック記録表_Task.●●'.A33:'レビュー前セルフチェック記録表_Task.●●'.AI36 'レビュー前セルフチェック記録表_Task.●●'.AK33:'レビュー前セルフチェック記録表_Task.●●'.AU36 'レビュー前セルフチェック記録表_Task.●●'.A38:'レビュー前セルフチェック記録表_Task.●●'.AI41 'レビュー前セルフチェック記録表_Task.●●'.AK38:'レビュー前セルフチェック記録表_Task.●●'.AU41 'レビュー前セルフチェック記録表_Task.●●'.A43:'レビュー前セルフチェック記録表_Task.●●'.AI48 'レビュー前セルフチェック記録表_Task.●●'.AK43:'レビュー前セルフチェック記録表_Task.●●'.AU48 'レビュー前セルフチェック記録表_Task.●●'.A50:'レビュー前セルフチェック記録表_Task.●●'.AI55 'レビュー前セルフチェック記録表_Task.●●'.AK50:'レビュー前セルフチェック記録表_Task.●●'.AU55 'レビュー前セルフチェック記録表_Task.●●'.A57:'レビュー前セルフチェック記録表_Task.●●'.AI61 'レビュー前セルフチェック記録表_Task.●●'.AK57:'レビュー前セルフチェック記録表_Task.●●'.AU61 'レビュー前セルフチェック記録表_Task.●●'.A63:'レビュー前セルフチェック記録表_Task.●●'.AI63 'レビュー前セルフチェック記録表_Task.●●'.AK63:'レビュー前セルフチェック記録表_Task.●●'.AU63 'レビュー前セルフチェック記録表_Task.●●'.A64:'レビュー前セルフチェック記録表_Task.●●'.B66 'レビュー前セルフチェック記録表_Task.●●'.C65:'レビュー前セルフチェック記録表_Task.●●'.AI66 'レビュー前セルフチェック記録表_Task.●●'.AK65:'レビュー前セルフチェック記録表_Task.●●'.AU66">
            <calcext:condition calcext:apply-style-name="ConditionalStyle_4" calcext:value="formula-is(#ref!=&quot;NG&quot;)" calcext:base-cell-address="'レビュー前セルフチェック記録表_Task.●●'.A12"/>
            <calcext:condition calcext:apply-style-name="ConditionalStyle_5" calcext:value="formula-is(AND(#ref!=&quot;対応不要&quot;;#ref!=&quot;OK&quot;))" calcext:base-cell-address="'レビュー前セルフチェック記録表_Task.●●'.A12"/>
          </calcext:conditional-format>
          <calcext:conditional-format calcext:target-range-address="'レビュー前セルフチェック記録表_Task.●●'.A12:'レビュー前セルフチェック記録表_Task.●●'.AU21 'レビュー前セルフチェック記録表_Task.●●'.A23:'レビュー前セルフチェック記録表_Task.●●'.AU24 'レビュー前セルフチェック記録表_Task.●●'.A26:'レビュー前セルフチェック記録表_Task.●●'.AU31 'レビュー前セルフチェック記録表_Task.●●'.A33:'レビュー前セルフチェック記録表_Task.●●'.AU36 'レビュー前セルフチェック記録表_Task.●●'.A38:'レビュー前セルフチェック記録表_Task.●●'.AU41 'レビュー前セルフチェック記録表_Task.●●'.A43:'レビュー前セルフチェック記録表_Task.●●'.AU48 'レビュー前セルフチェック記録表_Task.●●'.A50:'レビュー前セルフチェック記録表_Task.●●'.AU55 'レビュー前セルフチェック記録表_Task.●●'.A57:'レビュー前セルフチェック記録表_Task.●●'.AU61 'レビュー前セルフチェック記録表_Task.●●'.A63:'レビュー前セルフチェック記録表_Task.●●'.AU63 'レビュー前セルフチェック記録表_Task.●●'.A64:'レビュー前セルフチェック記録表_Task.●●'.B66 'レビュー前セルフチェック記録表_Task.●●'.C65:'レビュー前セルフチェック記録表_Task.●●'.AU66">
            <calcext:condition calcext:apply-style-name="ConditionalStyle_6" calcext:value="formula-is(AND(#ref!=&quot;完了&quot;;#ref!=&quot;OK&quot;))" calcext:base-cell-address="'レビュー前セルフチェック記録表_Task.●●'.A12"/>
          </calcext:conditional-format>
          <calcext:conditional-format calcext:target-range-address="'レビュー前セルフチェック記録表_Task.●●'.C64:'レビュー前セルフチェック記録表_Task.●●'.AI64 'レビュー前セルフチェック記録表_Task.●●'.AK64:'レビュー前セルフチェック記録表_Task.●●'.AU64">
            <calcext:condition calcext:apply-style-name="ConditionalStyle_7" calcext:value="formula-is(#ref!=&quot;NG&quot;)" calcext:base-cell-address="'レビュー前セルフチェック記録表_Task.●●'.C64"/>
            <calcext:condition calcext:apply-style-name="ConditionalStyle_8" calcext:value="formula-is(AND(#ref!=&quot;対応不要&quot;;#ref!=&quot;OK&quot;))" calcext:base-cell-address="'レビュー前セルフチェック記録表_Task.●●'.C64"/>
            <calcext:condition calcext:apply-style-name="ConditionalStyle_9" calcext:value="formula-is(AND(#ref!=&quot;完了&quot;;#ref!=&quot;OK&quot;))" calcext:base-cell-address="'レビュー前セルフチェック記録表_Task.●●'.C64"/>
          </calcext:conditional-format>
          <calcext:conditional-format calcext:target-range-address="'レビュー前セルフチェック記録表_Task.●●'.C64:'レビュー前セルフチェック記録表_Task.●●'.AU64">
            <calcext:condition calcext:apply-style-name="ConditionalStyle_10" calcext:value="formula-is(#ref!=&quot;NG&quot;)" calcext:base-cell-address="'レビュー前セルフチェック記録表_Task.●●'.C64"/>
            <calcext:condition calcext:apply-style-name="ConditionalStyle_11" calcext:value="formula-is(AND(#ref!=&quot;対応不要&quot;;#ref!=&quot;OK&quot;))" calcext:base-cell-address="'レビュー前セルフチェック記録表_Task.●●'.C64"/>
            <calcext:condition calcext:apply-style-name="ConditionalStyle_12" calcext:value="formula-is(AND(#ref!=&quot;完了&quot;;#ref!=&quot;OK&quot;))" calcext:base-cell-address="'レビュー前セルフチェック記録表_Task.●●'.C64"/>
          </calcext:conditional-format>
          <calcext:conditional-format calcext:target-range-address="'レビュー前セルフチェック記録表_Task.●●'.AI8:'レビュー前セルフチェック記録表_Task.●●'.AI8 'レビュー前セルフチェック記録表_Task.●●'.AT8:'レビュー前セルフチェック記録表_Task.●●'.AT8 'レビュー前セルフチェック記録表_Task.●●'.A12:'レビュー前セルフチェック記録表_Task.●●'.AU21 'レビュー前セルフチェック記録表_Task.●●'.A23:'レビュー前セルフチェック記録表_Task.●●'.AU24 'レビュー前セルフチェック記録表_Task.●●'.A26:'レビュー前セルフチェック記録表_Task.●●'.AU31 'レビュー前セルフチェック記録表_Task.●●'.A33:'レビュー前セルフチェック記録表_Task.●●'.AU36 'レビュー前セルフチェック記録表_Task.●●'.A38:'レビュー前セルフチェック記録表_Task.●●'.AU41 'レビュー前セルフチェック記録表_Task.●●'.A43:'レビュー前セルフチェック記録表_Task.●●'.AU48 'レビュー前セルフチェック記録表_Task.●●'.A50:'レビュー前セルフチェック記録表_Task.●●'.AU55 'レビュー前セルフチェック記録表_Task.●●'.A57:'レビュー前セルフチェック記録表_Task.●●'.AU61 'レビュー前セルフチェック記録表_Task.●●'.A63:'レビュー前セルフチェック記録表_Task.●●'.AU63 'レビュー前セルフチェック記録表_Task.●●'.A64:'レビュー前セルフチェック記録表_Task.●●'.B66 'レビュー前セルフチェック記録表_Task.●●'.C65:'レビュー前セルフチェック記録表_Task.●●'.AU66">
            <calcext:condition calcext:apply-style-name="ConditionalStyle_13" calcext:value="formula-is(AND(#ref!=&quot;対応不要&quot;;#ref!=&quot;OK&quot;))" calcext:base-cell-address="'レビュー前セルフチェック記録表_Task.●●'.A12"/>
          </calcext:conditional-format>
          <calcext:conditional-format calcext:target-range-address="'レビュー前セルフチェック記録表_Task.●●'.AI8:'レビュー前セルフチェック記録表_Task.●●'.AI8 'レビュー前セルフチェック記録表_Task.●●'.AT8:'レビュー前セルフチェック記録表_Task.●●'.AT8 'レビュー前セルフチェック記録表_Task.●●'.A12:'レビュー前セルフチェック記録表_Task.●●'.AU21 'レビュー前セルフチェック記録表_Task.●●'.A23:'レビュー前セルフチェック記録表_Task.●●'.AU24 'レビュー前セルフチェック記録表_Task.●●'.A26:'レビュー前セルフチェック記録表_Task.●●'.AU31 'レビュー前セルフチェック記録表_Task.●●'.A33:'レビュー前セルフチェック記録表_Task.●●'.AU36 'レビュー前セルフチェック記録表_Task.●●'.A38:'レビュー前セルフチェック記録表_Task.●●'.AU41 'レビュー前セルフチェック記録表_Task.●●'.A43:'レビュー前セルフチェック記録表_Task.●●'.AU48 'レビュー前セルフチェック記録表_Task.●●'.A50:'レビュー前セルフチェック記録表_Task.●●'.AU55 'レビュー前セルフチェック記録表_Task.●●'.A57:'レビュー前セルフチェック記録表_Task.●●'.AU61 'レビュー前セルフチェック記録表_Task.●●'.A63:'レビュー前セルフチェック記録表_Task.●●'.AU63 'レビュー前セルフチェック記録表_Task.●●'.C65:'レビュー前セルフチェック記録表_Task.●●'.AU66 'レビュー前セルフチェック記録表_Task.●●'.A64:'レビュー前セルフチェック記録表_Task.●●'.B66">
            <calcext:condition calcext:apply-style-name="ConditionalStyle_14" calcext:value="formula-is(#ref!=&quot;NG&quot;)" calcext:base-cell-address="'レビュー前セルフチェック記録表_Task.●●'.A12"/>
          </calcext:conditional-format>
          <calcext:conditional-format calcext:target-range-address="'レビュー前セルフチェック記録表_Task.●●'.AI8:'レビュー前セルフチェック記録表_Task.●●'.AI8 'レビュー前セルフチェック記録表_Task.●●'.AT8:'レビュー前セルフチェック記録表_Task.●●'.AT8 'レビュー前セルフチェック記録表_Task.●●'.AJ12:'レビュー前セルフチェック記録表_Task.●●'.AJ21 'レビュー前セルフチェック記録表_Task.●●'.AJ23:'レビュー前セルフチェック記録表_Task.●●'.AJ24 'レビュー前セルフチェック記録表_Task.●●'.AJ26:'レビュー前セルフチェック記録表_Task.●●'.AJ31 'レビュー前セルフチェック記録表_Task.●●'.AJ33:'レビュー前セルフチェック記録表_Task.●●'.AJ36 'レビュー前セルフチェック記録表_Task.●●'.AJ38:'レビュー前セルフチェック記録表_Task.●●'.AJ41 'レビュー前セルフチェック記録表_Task.●●'.AJ43:'レビュー前セルフチェック記録表_Task.●●'.AJ48 'レビュー前セルフチェック記録表_Task.●●'.AJ50:'レビュー前セルフチェック記録表_Task.●●'.AJ55 'レビュー前セルフチェック記録表_Task.●●'.AJ57:'レビュー前セルフチェック記録表_Task.●●'.AJ61 'レビュー前セルフチェック記録表_Task.●●'.AJ63:'レビュー前セルフチェック記録表_Task.●●'.AJ63 'レビュー前セルフチェック記録表_Task.●●'.AJ65:'レビュー前セルフチェック記録表_Task.●●'.AJ66">
            <calcext:condition calcext:apply-style-name="ConditionalStyle_15" calcext:value="formula-is(AND([.$AV8]=&quot;対応不要&quot;;[.$AZ8]=&quot;OK&quot;))" calcext:base-cell-address="'レビュー前セルフチェック記録表_Task.●●'.AI8"/>
            <calcext:condition calcext:apply-style-name="ConditionalStyle_16" calcext:value="formula-is(AND([.$AV8]=&quot;完了&quot;;[.$AZ8]=&quot;OK&quot;))" calcext:base-cell-address="'レビュー前セルフチェック記録表_Task.●●'.AI8"/>
          </calcext:conditional-format>
          <calcext:conditional-format calcext:target-range-address="'レビュー前セルフチェック記録表_Task.●●'.AI8:'レビュー前セルフチェック記録表_Task.●●'.AI8 'レビュー前セルフチェック記録表_Task.●●'.AT8:'レビュー前セルフチェック記録表_Task.●●'.AT8">
            <calcext:condition calcext:apply-style-name="ConditionalStyle_17" calcext:value="formula-is(AND(#ref!=&quot;完了&quot;;#ref!=&quot;OK&quot;))" calcext:base-cell-address="'レビュー前セルフチェック記録表_Task.●●'.AI8"/>
          </calcext:conditional-format>
          <calcext:conditional-format calcext:target-range-address="'レビュー前セルフチェック記録表_Task.●●'.AJ12:'レビュー前セルフチェック記録表_Task.●●'.AJ21 'レビュー前セルフチェック記録表_Task.●●'.AJ23:'レビュー前セルフチェック記録表_Task.●●'.AJ24 'レビュー前セルフチェック記録表_Task.●●'.AJ26:'レビュー前セルフチェック記録表_Task.●●'.AJ31 'レビュー前セルフチェック記録表_Task.●●'.AJ33:'レビュー前セルフチェック記録表_Task.●●'.AJ36 'レビュー前セルフチェック記録表_Task.●●'.AJ38:'レビュー前セルフチェック記録表_Task.●●'.AJ41 'レビュー前セルフチェック記録表_Task.●●'.AJ43:'レビュー前セルフチェック記録表_Task.●●'.AJ48 'レビュー前セルフチェック記録表_Task.●●'.AJ50:'レビュー前セルフチェック記録表_Task.●●'.AJ55 'レビュー前セルフチェック記録表_Task.●●'.AJ57:'レビュー前セルフチェック記録表_Task.●●'.AJ61 'レビュー前セルフチェック記録表_Task.●●'.AJ63:'レビュー前セルフチェック記録表_Task.●●'.AJ63 'レビュー前セルフチェック記録表_Task.●●'.AJ65:'レビュー前セルフチェック記録表_Task.●●'.AJ66 'レビュー前セルフチェック記録表_Task.●●'.AI8:'レビュー前セルフチェック記録表_Task.●●'.AI8 'レビュー前セルフチェック記録表_Task.●●'.AT8:'レビュー前セルフチェック記録表_Task.●●'.AT8">
            <calcext:condition calcext:apply-style-name="ConditionalStyle_18" calcext:value="formula-is([.$AZ8]=&quot;NG&quot;)" calcext:base-cell-address="'レビュー前セルフチェック記録表_Task.●●'.AI8"/>
          </calcext:conditional-format>
          <calcext:conditional-format calcext:target-range-address="'レビュー前セルフチェック記録表_Task.●●'.AJ64:'レビュー前セルフチェック記録表_Task.●●'.AJ64">
            <calcext:condition calcext:apply-style-name="ConditionalStyle_19" calcext:value="formula-is([.$AZ64]=&quot;NG&quot;)" calcext:base-cell-address="'レビュー前セルフチェック記録表_Task.●●'.AJ64"/>
            <calcext:condition calcext:apply-style-name="ConditionalStyle_20" calcext:value="formula-is(AND([.$AV64]=&quot;対応不要&quot;;[.$AZ64]=&quot;OK&quot;))" calcext:base-cell-address="'レビュー前セルフチェック記録表_Task.●●'.AJ64"/>
            <calcext:condition calcext:apply-style-name="ConditionalStyle_21" calcext:value="formula-is(AND([.$AV64]=&quot;完了&quot;;[.$AZ64]=&quot;OK&quot;))" calcext:base-cell-address="'レビュー前セルフチェック記録表_Task.●●'.AJ64"/>
          </calcext:conditional-format>
        </calcext:conditional-formats>
      </table:table>
      <table:table table:name="レビュー記録表_Task.●●" table:style-name="ta2">
        <table:table-column table:style-name="co1" table:number-columns-repeated="16384" table:default-cell-style-name="Default"/>
        <table:table-row table:style-name="ro1">
          <table:table-cell table:number-columns-repeated="16384"/>
        </table:table-row>
        <table:table-row table:style-name="ro1">
          <table:table-cell table:style-name="ce1" office:value-type="string" calcext:value-type="string" table:number-columns-spanned="9" table:number-rows-spanned="1">
            <text:p>プロジェクト名</text:p>
          </table:table-cell>
          <table:covered-table-cell table:number-columns-repeated="8" table:style-name="ce1"/>
          <table:table-cell table:style-name="ce16" office:value-type="string" calcext:value-type="string" table:number-columns-spanned="8" table:number-rows-spanned="1">
            <text:p>システム名</text:p>
          </table:table-cell>
          <table:covered-table-cell table:number-columns-repeated="7" table:style-name="ce16"/>
          <table:table-cell table:style-name="ce18" office:value-type="string" calcext:value-type="string" table:number-columns-spanned="18" table:number-rows-spanned="1">
            <text:p>レビュー記録表</text:p>
          </table:table-cell>
          <table:covered-table-cell table:number-columns-repeated="17" table:style-name="ce18"/>
          <table:table-cell table:style-name="ce23" office:value-type="string" calcext:value-type="string" table:number-columns-spanned="5" table:number-rows-spanned="1">
            <text:p>作成者</text:p>
          </table:table-cell>
          <table:covered-table-cell table:number-columns-repeated="4" table:style-name="ce23"/>
          <table:table-cell table:style-name="ce32" office:value-type="string" calcext:value-type="string" table:number-columns-spanned="5" table:number-rows-spanned="1">
            <text:p>作成日</text:p>
          </table:table-cell>
          <table:covered-table-cell table:number-columns-repeated="4" table:style-name="ce32"/>
          <table:table-cell table:style-name="ce32" office:value-type="string" calcext:value-type="string" table:number-columns-spanned="5" table:number-rows-spanned="1">
            <text:p>更新者</text:p>
          </table:table-cell>
          <table:covered-table-cell table:number-columns-repeated="4" table:style-name="ce32"/>
          <table:table-cell table:style-name="ce37" office:value-type="string" calcext:value-type="string" table:number-columns-spanned="5" table:number-rows-spanned="1">
            <text:p>更新日</text:p>
          </table:table-cell>
          <table:covered-table-cell table:number-columns-repeated="4" table:style-name="ce37"/>
          <table:table-cell table:number-columns-repeated="16329"/>
        </table:table-row>
        <table:table-row table:style-name="ro1">
          <table:table-cell table:style-name="ce2" office:value-type="string" calcext:value-type="string" table:number-columns-spanned="9" table:number-rows-spanned="2">
            <text:p>体験型Java研修</text:p>
          </table:table-cell>
          <table:covered-table-cell table:number-columns-repeated="8" table:style-name="ce2"/>
          <table:table-cell table:style-name="ce17" office:value-type="string" calcext:value-type="string" table:number-columns-spanned="8" table:number-rows-spanned="2">
            <text:p>LMS学習管理システム</text:p>
          </table:table-cell>
          <table:covered-table-cell table:number-columns-repeated="7" table:style-name="ce17"/>
          <table:table-cell table:style-name="ce19" table:formula="of:=[.E6]&amp;[.S6]" office:value-type="string" office:string-value="単体テストエビデンスTask.00 ○○画面の新規作成" calcext:value-type="string" table:number-columns-spanned="18" table:number-rows-spanned="2">
            <text:p>単体テストエビデンスTask.00 ○○画面の新規作成</text:p>
          </table:table-cell>
          <table:covered-table-cell table:number-columns-repeated="17" table:style-name="ce19"/>
          <table:table-cell table:style-name="ce24" table:number-columns-spanned="5" table:number-rows-spanned="2"/>
          <table:covered-table-cell table:number-columns-repeated="4" table:style-name="ce24"/>
          <table:table-cell table:style-name="ce33" table:number-columns-spanned="5" table:number-rows-spanned="2"/>
          <table:covered-table-cell table:number-columns-repeated="4" table:style-name="ce33"/>
          <table:table-cell table:style-name="ce34" table:number-columns-spanned="5" table:number-rows-spanned="2"/>
          <table:covered-table-cell table:number-columns-repeated="4" table:style-name="ce34"/>
          <table:table-cell table:style-name="ce38" table:number-columns-spanned="5" table:number-rows-spanned="2"/>
          <table:covered-table-cell table:number-columns-repeated="4" table:style-name="ce38"/>
          <table:table-cell table:number-columns-repeated="16329"/>
        </table:table-row>
        <table:table-row table:style-name="ro1">
          <table:covered-table-cell table:number-columns-repeated="9" table:style-name="ce2"/>
          <table:covered-table-cell table:number-columns-repeated="8" table:style-name="ce17"/>
          <table:covered-table-cell table:number-columns-repeated="18" table:style-name="ce19"/>
          <table:covered-table-cell table:number-columns-repeated="5" table:style-name="ce24"/>
          <table:covered-table-cell table:number-columns-repeated="5" table:style-name="ce33"/>
          <table:covered-table-cell table:number-columns-repeated="5" table:style-name="ce34"/>
          <table:covered-table-cell table:number-columns-repeated="5" table:style-name="ce38"/>
          <table:table-cell table:number-columns-repeated="16329"/>
        </table:table-row>
        <table:table-row table:style-name="ro2">
          <table:table-cell table:number-columns-repeated="16384"/>
        </table:table-row>
        <table:table-row table:style-name="ro3">
          <table:table-cell table:style-name="ce3" office:value-type="string" calcext:value-type="string" table:number-columns-spanned="4" table:number-rows-spanned="3">
            <text:p>成果物</text:p>
          </table:table-cell>
          <table:covered-table-cell table:number-columns-repeated="3" table:style-name="ce3"/>
          <table:table-cell table:style-name="ce51" table:formula="of:=レビュー前セルフチェック記録表_task.●●!E6" office:value-type="string" office:string-value="" calcext:value-type="error" table:number-columns-spanned="10" table:number-rows-spanned="3">
            <text:p>エラー:501</text:p>
          </table:table-cell>
          <table:covered-table-cell table:number-columns-repeated="9" table:style-name="ce51"/>
          <table:table-cell table:style-name="ce3" office:value-type="string" calcext:value-type="string" table:number-columns-spanned="4" table:number-rows-spanned="3">
            <text:p>機能名</text:p>
          </table:table-cell>
          <table:covered-table-cell table:number-columns-repeated="3" table:style-name="ce3"/>
          <table:table-cell table:style-name="ce15" table:formula="of:=レビュー前セルフチェック記録表_task.●●!S6" office:value-type="string" office:string-value="" calcext:value-type="error" table:number-columns-spanned="10" table:number-rows-spanned="3">
            <text:p>エラー:501</text:p>
          </table:table-cell>
          <table:covered-table-cell table:number-columns-repeated="9" table:style-name="ce15"/>
          <table:table-cell table:style-name="ce3" office:value-type="string" calcext:value-type="string" table:number-columns-spanned="6" table:number-rows-spanned="1">
            <text:p>レビュー日時</text:p>
          </table:table-cell>
          <table:covered-table-cell table:number-columns-repeated="5" table:style-name="ce3"/>
          <table:table-cell table:style-name="ce54" table:number-columns-spanned="5" table:number-rows-spanned="1"/>
          <table:covered-table-cell table:number-columns-repeated="4" table:style-name="ce54"/>
          <table:table-cell table:style-name="ce3" office:value-type="string" calcext:value-type="string" table:number-columns-spanned="6" table:number-rows-spanned="1">
            <text:p>レビュー形式</text:p>
          </table:table-cell>
          <table:covered-table-cell table:number-columns-repeated="5" table:style-name="ce3"/>
          <table:table-cell table:style-name="ce54" table:content-validation-name="val4" table:number-columns-spanned="5" table:number-rows-spanned="1"/>
          <table:covered-table-cell table:number-columns-repeated="4" table:style-name="ce54" table:content-validation-name="val4"/>
          <table:table-cell table:style-name="ce3" office:value-type="string" calcext:value-type="string" table:number-columns-spanned="5" table:number-rows-spanned="1">
            <text:p>再レビュー</text:p>
          </table:table-cell>
          <table:covered-table-cell table:number-columns-repeated="4" table:style-name="ce3"/>
          <table:table-cell table:number-columns-repeated="16329"/>
        </table:table-row>
        <table:table-row table:style-name="ro2">
          <table:covered-table-cell table:number-columns-repeated="4" table:style-name="ce3"/>
          <table:covered-table-cell table:number-columns-repeated="10" table:style-name="ce51"/>
          <table:covered-table-cell table:number-columns-repeated="4" table:style-name="ce3"/>
          <table:covered-table-cell table:number-columns-repeated="10" table:style-name="ce15"/>
          <table:table-cell table:style-name="ce3" office:value-type="string" calcext:value-type="string" table:number-columns-spanned="6" table:number-rows-spanned="1">
            <text:p>開始時刻</text:p>
          </table:table-cell>
          <table:covered-table-cell table:number-columns-repeated="5" table:style-name="ce3"/>
          <table:table-cell table:style-name="ce55" table:number-columns-spanned="5" table:number-rows-spanned="1"/>
          <table:covered-table-cell table:number-columns-repeated="4" table:style-name="ce55"/>
          <table:table-cell table:style-name="ce3" office:value-type="string" calcext:value-type="string" table:number-columns-spanned="6" table:number-rows-spanned="1">
            <text:p>レビュアー</text:p>
          </table:table-cell>
          <table:covered-table-cell table:number-columns-repeated="5" table:style-name="ce3"/>
          <table:table-cell table:style-name="ce55" table:number-columns-spanned="5" table:number-rows-spanned="1"/>
          <table:covered-table-cell table:number-columns-repeated="4" table:style-name="ce55"/>
          <table:table-cell table:style-name="ce25" table:content-validation-name="val6" table:number-columns-spanned="5" table:number-rows-spanned="2"/>
          <table:covered-table-cell table:number-columns-repeated="4" table:style-name="ce25" table:content-validation-name="val6"/>
          <table:table-cell table:number-columns-repeated="16329"/>
        </table:table-row>
        <table:table-row table:style-name="ro2">
          <table:covered-table-cell table:number-columns-repeated="4" table:style-name="ce3"/>
          <table:covered-table-cell table:number-columns-repeated="10" table:style-name="ce51"/>
          <table:covered-table-cell table:number-columns-repeated="4" table:style-name="ce3"/>
          <table:covered-table-cell table:number-columns-repeated="10" table:style-name="ce15"/>
          <table:table-cell table:style-name="ce3" office:value-type="string" calcext:value-type="string" table:number-columns-spanned="6" table:number-rows-spanned="1">
            <text:p>終了時刻</text:p>
          </table:table-cell>
          <table:covered-table-cell table:number-columns-repeated="5" table:style-name="ce3"/>
          <table:table-cell table:style-name="ce55" table:number-columns-spanned="5" table:number-rows-spanned="1"/>
          <table:covered-table-cell table:number-columns-repeated="4" table:style-name="ce55"/>
          <table:table-cell table:style-name="ce3" office:value-type="string" calcext:value-type="string" table:number-columns-spanned="6" table:number-rows-spanned="1">
            <text:p>レビューイ</text:p>
          </table:table-cell>
          <table:covered-table-cell table:number-columns-repeated="5" table:style-name="ce3"/>
          <table:table-cell table:style-name="ce55" table:number-columns-spanned="5" table:number-rows-spanned="1"/>
          <table:covered-table-cell table:number-columns-repeated="4" table:style-name="ce55"/>
          <table:covered-table-cell table:number-columns-repeated="5" table:style-name="ce25" table:content-validation-name="val6"/>
          <table:table-cell table:number-columns-repeated="16329"/>
        </table:table-row>
        <table:table-row table:style-name="ro2">
          <table:table-cell table:style-name="ce3" office:value-type="string" calcext:value-type="string" table:number-columns-spanned="2" table:number-rows-spanned="1">
            <text:p>No</text:p>
          </table:table-cell>
          <table:covered-table-cell table:style-name="ce3"/>
          <table:table-cell table:style-name="ce3" office:value-type="string" calcext:value-type="string" table:number-columns-spanned="9" table:number-rows-spanned="1">
            <text:p>指摘箇所</text:p>
          </table:table-cell>
          <table:covered-table-cell table:number-columns-repeated="8" table:style-name="ce3"/>
          <table:table-cell table:style-name="ce3" office:value-type="string" calcext:value-type="string" table:number-columns-spanned="12" table:number-rows-spanned="1">
            <text:p>指摘事項</text:p>
          </table:table-cell>
          <table:covered-table-cell table:number-columns-repeated="11" table:style-name="ce3"/>
          <table:table-cell table:style-name="ce3" office:value-type="string" calcext:value-type="string" table:number-columns-spanned="12" table:number-rows-spanned="1">
            <text:p>指摘された原因</text:p>
          </table:table-cell>
          <table:covered-table-cell table:number-columns-repeated="11" table:style-name="ce3"/>
          <table:table-cell table:style-name="ce3" office:value-type="string" calcext:value-type="string" table:number-columns-spanned="12" table:number-rows-spanned="1">
            <text:p>対応内容</text:p>
          </table:table-cell>
          <table:covered-table-cell table:number-columns-repeated="11" table:style-name="ce3"/>
          <table:table-cell table:style-name="ce3" office:value-type="string" calcext:value-type="string" table:number-columns-spanned="4" table:number-rows-spanned="1">
            <text:p>対応状況</text:p>
          </table:table-cell>
          <table:covered-table-cell table:number-columns-repeated="3" table:style-name="ce3"/>
          <table:table-cell table:style-name="ce3" office:value-type="string" calcext:value-type="string" table:number-columns-spanned="4" table:number-rows-spanned="1">
            <text:p>確認</text:p>
          </table:table-cell>
          <table:covered-table-cell table:number-columns-repeated="3" table:style-name="ce3"/>
          <table:table-cell table:number-columns-repeated="16329"/>
        </table:table-row>
        <table:table-row table:style-name="ro2">
          <table:table-cell table:style-name="ce39" office:value-type="float" office:value="1" calcext:value-type="float" table:number-columns-spanned="2" table:number-rows-spanned="5">
            <text:p>1</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2"/>
          <table:table-cell>
            <draw:custom-shape draw:z-index="0" draw:name="シェイプ 2" draw:style-name="gr1" draw:text-style-name="P2" svg:width="13.649cm" svg:height="7.468cm" svg:x="0.254cm" svg:y="0.009cm">
              <text:p text:style-name="P1"><text:span text:style-name="T1">【レビュー記録表（記入例）】</text:span></text:p>
              <text:p text:style-name="P1"><text:span text:style-name="T2">※</text:span><text:span text:style-name="T2">レビュー依頼時には不要なシート。</text:span></text:p>
              <text:p text:style-name="P1"><text:span text:style-name="T2">※</text:span><text:span text:style-name="T2">作成者、作成日、画面名、機能名、シート名を記載すること。</text:span></text:p>
              <text:p text:style-name="P1"><text:span text:style-name="T2">▼</text:span><text:span text:style-name="T2">初回レビュー依頼時</text:span></text:p>
              <text:p text:style-name="P1"><text:span text:style-name="T2">記入箇所：作成者、作成日、成果物、機能名、</text:span></text:p>
              <text:p text:style-name="P1"><text:span text:style-name="T2">　　　　　シートタスク番号</text:span></text:p>
              <text:p text:style-name="P1"><text:span text:style-name="T2">　　　　　を記載すること。</text:span><text:span text:style-name="T3"><text:line-break/></text:span><text:span text:style-name="T2">▼</text:span><text:span text:style-name="T2">PL</text:span><text:span text:style-name="T2">レビュー時</text:span><text:span text:style-name="T3"><text:line-break/></text:span><text:span text:style-name="T2">・</text:span><text:span text:style-name="T2">PL</text:span><text:span text:style-name="T2">がレビュー時に指摘箇所、指摘事項欄を記載 </text:span></text:p>
              <text:p text:style-name="P1"><text:span text:style-name="T2"><text:s/></text:span></text:p>
              <text:p text:style-name="P1"><text:span text:style-name="T2">▼</text:span><text:span text:style-name="T2">再レビュー依頼時</text:span></text:p>
              <text:p text:style-name="P1"><text:span text:style-name="T2">記入箇所：更新者、更新日、指摘された原因、</text:span></text:p>
              <text:p text:style-name="P1"><text:span text:style-name="T2">　　　　　対応内容、対応状況</text:span></text:p>
              <text:p text:style-name="P1"><text:span text:style-name="T2">　　　　　を記載するこ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26"/>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office:value-type="float" office:value="2" calcext:value-type="float" table:number-columns-spanned="2" table:number-rows-spanned="5">
            <text:p>2</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office:value-type="float" office:value="3" calcext:value-type="float" table:number-columns-spanned="2" table:number-rows-spanned="5">
            <text:p>3</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office:value-type="float" office:value="4" calcext:value-type="float" table:number-columns-spanned="2" table:number-rows-spanned="5">
            <text:p>4</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office:value-type="float" office:value="5" calcext:value-type="float" table:number-columns-spanned="2" table:number-rows-spanned="5">
            <text:p>5</text:p>
          </table:table-cell>
          <table:covered-table-cell table:style-name="ce41"/>
          <table:table-cell table:style-name="ce43" table:number-columns-spanned="9" table:number-rows-spanned="5"/>
          <table:covered-table-cell table:number-columns-repeated="8" table:style-name="ce47"/>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office:value-type="float" office:value="6" calcext:value-type="float" table:number-columns-spanned="2" table:number-rows-spanned="5">
            <text:p>6</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8">
          <table:table-cell table:style-name="ce39" office:value-type="float" office:value="7" calcext:value-type="float" table:number-columns-spanned="2" table:number-rows-spanned="5">
            <text:p>7</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8" calcext:value-type="float" table:number-columns-spanned="2" table:number-rows-spanned="5">
            <text:p>8</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9" calcext:value-type="float" table:number-columns-spanned="2" table:number-rows-spanned="5">
            <text:p>9</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0" calcext:value-type="float" table:number-columns-spanned="2" table:number-rows-spanned="5">
            <text:p>10</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1" calcext:value-type="float" table:number-columns-spanned="2" table:number-rows-spanned="5">
            <text:p>11</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2" calcext:value-type="float" table:number-columns-spanned="2" table:number-rows-spanned="5">
            <text:p>12</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3" calcext:value-type="float" table:number-columns-spanned="2" table:number-rows-spanned="5">
            <text:p>13</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4" calcext:value-type="float" table:number-columns-spanned="2" table:number-rows-spanned="5">
            <text:p>14</text:p>
          </table:table-cell>
          <table:covered-table-cell table:style-name="ce41"/>
          <table:table-cell table:style-name="ce45"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8" table:content-validation-name="val5" table:number-columns-spanned="4" table:number-rows-spanned="5"/>
          <table:covered-table-cell table:number-columns-repeated="3" table:style-name="ce62" table:content-validation-name="val5"/>
          <table:table-cell table:style-name="ce66" table:content-validation-name="val7" table:number-columns-spanned="4" table:number-rows-spanned="5"/>
          <table:covered-table-cell table:number-columns-repeated="3" table:style-name="ce70"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6"/>
          <table:covered-table-cell table:number-columns-repeated="8"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46"/>
          <table:covered-table-cell table:number-columns-repeated="11" table:style-name="ce50"/>
          <table:covered-table-cell table:style-name="ce59" table:content-validation-name="val5"/>
          <table:covered-table-cell table:number-columns-repeated="3" table:style-name="ce63" table:content-validation-name="val5"/>
          <table:covered-table-cell table:style-name="ce67" table:content-validation-name="val7"/>
          <table:covered-table-cell table:number-columns-repeated="3" table:style-name="ce71" table:content-validation-name="val7"/>
          <table:table-cell table:number-columns-repeated="16329"/>
        </table:table-row>
        <table:table-row table:style-name="ro2">
          <table:table-cell table:style-name="ce39" table:formula="of:=MAX([.A$9]:INDIRECT(&quot;A&quot;&amp;ROW()-1))+1" office:value-type="float" office:value="15" calcext:value-type="float" table:number-columns-spanned="2" table:number-rows-spanned="5">
            <text:p>15</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table:formula="of:=MAX([.A$9]:INDIRECT(&quot;A&quot;&amp;ROW()-1))+1" office:value-type="float" office:value="16" calcext:value-type="float" table:number-columns-spanned="2" table:number-rows-spanned="5">
            <text:p>16</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table:formula="of:=MAX([.A$9]:INDIRECT(&quot;A&quot;&amp;ROW()-1))+1" office:value-type="float" office:value="17" calcext:value-type="float" table:number-columns-spanned="2" table:number-rows-spanned="5">
            <text:p>17</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table:formula="of:=MAX([.A$9]:INDIRECT(&quot;A&quot;&amp;ROW()-1))+1" office:value-type="float" office:value="18" calcext:value-type="float" table:number-columns-spanned="2" table:number-rows-spanned="5">
            <text:p>18</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table:formula="of:=MAX([.A$9]:INDIRECT(&quot;A&quot;&amp;ROW()-1))+1" office:value-type="float" office:value="19" calcext:value-type="float" table:number-columns-spanned="2" table:number-rows-spanned="5">
            <text:p>19</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table-cell table:style-name="ce39" table:formula="of:=MAX([.A$9]:INDIRECT(&quot;A&quot;&amp;ROW()-1))+1" office:value-type="float" office:value="20" calcext:value-type="float" table:number-columns-spanned="2" table:number-rows-spanned="5">
            <text:p>20</text:p>
          </table:table-cell>
          <table:covered-table-cell table:style-name="ce41"/>
          <table:table-cell table:style-name="ce43" table:number-columns-spanned="9" table:number-rows-spanned="5"/>
          <table:covered-table-cell table:number-columns-repeated="8"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2" table:number-columns-spanned="12" table:number-rows-spanned="5"/>
          <table:covered-table-cell table:number-columns-repeated="11" table:style-name="ce47"/>
          <table:table-cell table:style-name="ce56" table:content-validation-name="val5" table:number-columns-spanned="4" table:number-rows-spanned="5"/>
          <table:covered-table-cell table:number-columns-repeated="3" table:style-name="ce60" table:content-validation-name="val5"/>
          <table:table-cell table:style-name="ce64" table:content-validation-name="val7" table:number-columns-spanned="4" table:number-rows-spanned="5"/>
          <table:covered-table-cell table:number-columns-repeated="3" table:style-name="ce68"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covered-table-cell table:style-name="ce40"/>
          <table:covered-table-cell table:style-name="ce42"/>
          <table:covered-table-cell table:style-name="ce44"/>
          <table:covered-table-cell table:number-columns-repeated="8"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44"/>
          <table:covered-table-cell table:number-columns-repeated="11" table:style-name="ce48"/>
          <table:covered-table-cell table:style-name="ce57" table:content-validation-name="val5"/>
          <table:covered-table-cell table:number-columns-repeated="3" table:style-name="ce61" table:content-validation-name="val5"/>
          <table:covered-table-cell table:style-name="ce65" table:content-validation-name="val7"/>
          <table:covered-table-cell table:number-columns-repeated="3" table:style-name="ce69" table:content-validation-name="val7"/>
          <table:table-cell table:number-columns-repeated="16329"/>
        </table:table-row>
        <table:table-row table:style-name="ro2" table:number-rows-repeated="1048466">
          <table:table-cell table:number-columns-repeated="16384"/>
        </table:table-row>
        <table:table-row table:style-name="ro2">
          <table:table-cell table:number-columns-repeated="16384"/>
        </table:table-row>
        <table:named-expressions>
          <table:named-expression table:name="_xlnm.Print_Area" table:base-cell-address="$'レビュー前セルフチェック記録表_Task.●●'.$A$1" table:expression="レビュー記録表_task.●●!$A$1:$BC$109"/>
        </table:named-expressions>
        <calcext:conditional-formats>
          <calcext:conditional-format calcext:target-range-address="'レビュー記録表_Task.●●'.A10:'レビュー記録表_Task.●●'.BC109">
            <calcext:condition calcext:apply-style-name="ConditionalStyle_22" calcext:value="formula-is([.$AZ10]=&quot;NG&quot;)" calcext:base-cell-address="'レビュー記録表_Task.●●'.A10"/>
            <calcext:condition calcext:apply-style-name="ConditionalStyle_23" calcext:value="formula-is(AND([.$AV10]=&quot;対応不要&quot;;[.$AZ10]=&quot;OK&quot;))" calcext:base-cell-address="'レビュー記録表_Task.●●'.A10"/>
            <calcext:condition calcext:apply-style-name="ConditionalStyle_24" calcext:value="formula-is(AND([.$AV10]=&quot;完了&quot;;[.$AZ10]=&quot;OK&quot;))" calcext:base-cell-address="'レビュー記録表_Task.●●'.A10"/>
          </calcext:conditional-format>
          <calcext:conditional-format calcext:target-range-address="'レビュー記録表_Task.●●'.X20:'レビュー記録表_Task.●●'.AY21 'レビュー記録表_Task.●●'.X24:'レビュー記録表_Task.●●'.AY24 'レビュー記録表_Task.●●'.C25:'レビュー記録表_Task.●●'.AY26 'レビュー記録表_Task.●●'.C29:'レビュー記録表_Task.●●'.AY29 'レビュー記録表_Task.●●'.L30:'レビュー記録表_Task.●●'.AY31 'レビュー記録表_Task.●●'.L34:'レビュー記録表_Task.●●'.AY34 'レビュー記録表_Task.●●'.C35:'レビュー記録表_Task.●●'.BC36 'レビュー記録表_Task.●●'.C39:'レビュー記録表_Task.●●'.BC39 'レビュー記録表_Task.●●'.X40:'レビュー記録表_Task.●●'.BC40 'レビュー記録表_Task.●●'.X44:'レビュー記録表_Task.●●'.BC44 'レビュー記録表_Task.●●'.C45:'レビュー記録表_Task.●●'.BC46 'レビュー記録表_Task.●●'.C49:'レビュー記録表_Task.●●'.BC51 'レビュー記録表_Task.●●'.C54:'レビュー記録表_Task.●●'.BC56 'レビュー記録表_Task.●●'.C59:'レビュー記録表_Task.●●'.BC60 'レビュー記録表_Task.●●'.C64:'レビュー記録表_Task.●●'.BC65 'レビュー記録表_Task.●●'.C69:'レビュー記録表_Task.●●'.BC70 'レビュー記録表_Task.●●'.C74:'レビュー記録表_Task.●●'.BC75 'レビュー記録表_Task.●●'.C79:'レビュー記録表_Task.●●'.BC79">
            <calcext:condition calcext:apply-style-name="ConditionalStyle_25" calcext:value="formula-is([.$AZ15]=&quot;NG&quot;)" calcext:base-cell-address="'レビュー記録表_Task.●●'.C25"/>
            <calcext:condition calcext:apply-style-name="ConditionalStyle_26" calcext:value="formula-is(AND([.$AV15]=&quot;対応不要&quot;;[.$AZ15]=&quot;OK&quot;))" calcext:base-cell-address="'レビュー記録表_Task.●●'.C25"/>
            <calcext:condition calcext:apply-style-name="ConditionalStyle_27" calcext:value="formula-is(AND([.$AV15]=&quot;完了&quot;;[.$AZ15]=&quot;OK&quot;))" calcext:base-cell-address="'レビュー記録表_Task.●●'.C25"/>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ＭＳ Ｐゴシック" svg:font-family="'ＭＳ Ｐゴシック'" style:font-family-generic="swiss"/>
    <style:font-face style:name="ＭＳ Ｐゴシック1" svg:font-family="'ＭＳ Ｐゴシック'" style:font-family-generic="moder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43">
      <number:month number:style="long"/>
      <number:text>月</number:text>
      <number:day number:style="long"/>
      <number:text>日</number:text>
    </number:date-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5f_開発計画_5f_110720_5f_v11" style:display-name="標準_開発計画_110720_v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fac090"/>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808080"/>
    </style:style>
    <style:style style:name="ConditionalStyle_5f_4" style:display-name="ConditionalStyle_4" style:family="table-cell" style:parent-style-name="Default">
      <style:table-cell-properties fo:background-color="#fac090"/>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808080"/>
    </style:style>
    <style:style style:name="ConditionalStyle_5f_7" style:display-name="ConditionalStyle_7" style:family="table-cell" style:parent-style-name="Default">
      <style:table-cell-properties fo:background-color="#808080"/>
    </style:style>
    <style:style style:name="ConditionalStyle_5f_8" style:display-name="ConditionalStyle_8" style:family="table-cell" style:parent-style-name="Default">
      <style:table-cell-properties fo:background-color="#a6a6a6"/>
    </style:style>
    <style:style style:name="ConditionalStyle_5f_9" style:display-name="ConditionalStyle_9" style:family="table-cell" style:parent-style-name="Default">
      <style:table-cell-properties fo:background-color="#fac090"/>
    </style:style>
    <style:style style:name="ConditionalStyle_5f_10" style:display-name="ConditionalStyle_10" style:family="table-cell" style:parent-style-name="Default">
      <style:table-cell-properties fo:background-color="#808080"/>
    </style:style>
    <style:style style:name="ConditionalStyle_5f_11" style:display-name="ConditionalStyle_11" style:family="table-cell" style:parent-style-name="Default">
      <style:table-cell-properties fo:background-color="#a6a6a6"/>
    </style:style>
    <style:style style:name="ConditionalStyle_5f_12" style:display-name="ConditionalStyle_12" style:family="table-cell" style:parent-style-name="Default">
      <style:table-cell-properties fo:background-color="#fac090"/>
    </style:style>
    <style:style style:name="ConditionalStyle_5f_13" style:display-name="ConditionalStyle_13" style:family="table-cell" style:parent-style-name="Default">
      <style:table-cell-properties fo:background-color="#a6a6a6"/>
    </style:style>
    <style:style style:name="ConditionalStyle_5f_14" style:display-name="ConditionalStyle_14" style:family="table-cell" style:parent-style-name="Default">
      <style:table-cell-properties fo:background-color="#fac090"/>
    </style:style>
    <style:style style:name="ConditionalStyle_5f_15" style:display-name="ConditionalStyle_15" style:family="table-cell" style:parent-style-name="Default">
      <style:table-cell-properties fo:background-color="#a6a6a6"/>
    </style:style>
    <style:style style:name="ConditionalStyle_5f_16" style:display-name="ConditionalStyle_16" style:family="table-cell" style:parent-style-name="Default">
      <style:table-cell-properties fo:background-color="#808080"/>
    </style:style>
    <style:style style:name="ConditionalStyle_5f_17" style:display-name="ConditionalStyle_17" style:family="table-cell" style:parent-style-name="Default">
      <style:table-cell-properties fo:background-color="#808080"/>
    </style:style>
    <style:style style:name="ConditionalStyle_5f_18" style:display-name="ConditionalStyle_18" style:family="table-cell" style:parent-style-name="Default">
      <style:table-cell-properties fo:background-color="#fac090"/>
    </style:style>
    <style:style style:name="ConditionalStyle_5f_19" style:display-name="ConditionalStyle_19" style:family="table-cell" style:parent-style-name="Default">
      <style:table-cell-properties fo:background-color="#808080"/>
    </style:style>
    <style:style style:name="ConditionalStyle_5f_20" style:display-name="ConditionalStyle_20" style:family="table-cell" style:parent-style-name="Default">
      <style:table-cell-properties fo:background-color="#a6a6a6"/>
    </style:style>
    <style:style style:name="ConditionalStyle_5f_21" style:display-name="ConditionalStyle_21" style:family="table-cell" style:parent-style-name="Default">
      <style:table-cell-properties fo:background-color="#fac090"/>
    </style:style>
    <style:style style:name="ConditionalStyle_5f_22" style:display-name="ConditionalStyle_22" style:family="table-cell" style:parent-style-name="Default">
      <style:table-cell-properties fo:background-color="#fac090"/>
    </style:style>
    <style:style style:name="ConditionalStyle_5f_23" style:display-name="ConditionalStyle_23" style:family="table-cell" style:parent-style-name="Default">
      <style:table-cell-properties fo:background-color="#a6a6a6"/>
    </style:style>
    <style:style style:name="ConditionalStyle_5f_24" style:display-name="ConditionalStyle_24" style:family="table-cell" style:parent-style-name="Default">
      <style:table-cell-properties fo:background-color="#808080"/>
    </style:style>
    <style:style style:name="ConditionalStyle_5f_25" style:display-name="ConditionalStyle_25" style:family="table-cell" style:parent-style-name="Default">
      <style:table-cell-properties fo:background-color="#fac090"/>
    </style:style>
    <style:style style:name="ConditionalStyle_5f_26" style:display-name="ConditionalStyle_26" style:family="table-cell" style:parent-style-name="Default">
      <style:table-cell-properties fo:background-color="#a6a6a6"/>
    </style:style>
    <style:style style:name="ConditionalStyle_5f_27" style:display-name="ConditionalStyle_27" style:family="table-cell" style:parent-style-name="Default">
      <style:table-cell-properties fo:background-color="#808080"/>
    </style:style>
  </office:styles>
  <office:automatic-styles>
    <style:page-layout style:name="Mpm1">
      <style:page-layout-properties fo:page-width="29.7cm" fo:page-height="21.001cm" style:num-format="1" style:print-orientation="landscape" fo:margin-top="1.9cm" fo:margin-bottom="1.9cm" fo:margin-left="0.6cm" fo:margin-right="0.6cm" style:print-page-order="ttb" style:first-page-number="continue" style:scale-to="5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cm" fo:margin-bottom="2cm" fo:margin-left="2cm" fo:margin-right="2cm" style:print-page-order="ttb" style:first-page-number="continue" style:scale-to="58%"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レビュー記録表_5f_Task._25cf__25cf_" style:display-name="PageStyle_レビュー記録表_Task.●●" style:page-layout-name="Mpm1">
      <style:header style:display="false"/>
      <style:header-left style:display="false"/>
      <style:header-first style:display="false"/>
      <style:footer style:display="false"/>
      <style:footer-left style:display="false"/>
      <style:footer-first style:display="false"/>
    </style:master-page>
    <style:master-page style:name="PageStyle_5f_レビュー前セルフチェック記録表_5f_Task._25cf__25cf_" style:display-name="PageStyle_レビュー前セルフチェック記録表_Task.●●" style:page-layout-name="Mpm2">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6-09T05:01:32</meta:creation-date>
    <meta:initial-creator>User</meta:initial-creator>
    <dc:language>ja-JP</dc:language>
    <meta:print-date>2017-02-20T01:11:22</meta:print-date>
    <dc:date>2025-10-16T14:16:58.419000000</dc:date>
    <meta:editing-cycles>48</meta:editing-cycles>
    <meta:editing-duration>PT6H11M3S</meta:editing-duration>
    <meta:generator>LibreOffice/7.4.3.2$Windows_X86_64 LibreOffice_project/1048a8393ae2eeec98dff31b5c133c5f1d08b890</meta:generator>
    <meta:document-statistic meta:table-count="2" meta:cell-count="211" meta:object-count="2"/>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